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e51c" officeooo:paragraph-rsid="001ae51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1 Description</text:p>
      <text:p text:style-name="P1"/>
      <text:p text:style-name="P1"><text:tab/>The scene I depicted for Lab 1, using Processing, shows a small sail boat on a lake. The scene includes the sail boat which was drawn using an arc, a line, and a triangle. The scene also includes a sun, which is simply a circle draw with the ellipse method and filled to be yellow. The water of the lake is depicted by using a pure blue, and the sky is depicted using four different blues which gradually get lighter as the sky line gets closer to the water to simulate the effect of a horizon. </text:p>
      <text:p text:style-name="P1"><text:tab/></text:p>
      <text:p text:style-name="P1"><text:tab/>In order to successfully add motion to the scene, all X-coordinate positions parameters we set by instance variables opposed to just integer values. This was done so that each position can be incremented by one at the end of each call for the <text:span text:style-name="T1">draw()</text:span><text:span text:style-name="T2"> method. This makes the sail boat slowly move across the screen, moving in the right direction, until it sails off the screen and the animation is then finished. I found while implementing animation for my scene that my sky and background should be reset every time in the </text:span><text:span text:style-name="T1">draw()</text:span><text:span text:style-name="T2"> method opposed to being set in the </text:span><text:span text:style-name="T1">setup()</text:span><text:span text:style-name="T2"> method. When I originally <text:s/>wrote the code I had the background colors set in the </text:span><text:span text:style-name="T1">setup()</text:span><text:span text:style-name="T2"> method but I realized this only made my sailboat stretch across the screen instead of moving the boat. Therefore, I determined to only set the screen dimensions and initial values the instance variables in order to make my boat sail across the screen and maintain its original sha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3:44:19.435539838</meta:creation-date>
    <dc:date>2015-09-07T13:55:54.711509008</dc:date>
    <meta:editing-duration>P0D</meta:editing-duration>
    <meta:editing-cycles>1</meta:editing-cycles>
    <meta:document-statistic meta:table-count="0" meta:image-count="0" meta:object-count="0" meta:page-count="1" meta:paragraph-count="5" meta:word-count="266" meta:character-count="1470" meta:non-whitespace-character-count="1203"/>
    <meta:generator>LibreOffice/4.2.8.2$Linux_X86_64 LibreOffice_project/420m0$Build-2</meta:generator>
  </office:meta>
</office:document-meta>
</file>